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6.22pt" svg:y="161.72pt">
            <draw:object draw:notify-on-update-of-ranges="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formula="of:=1048576/1048576" office:value-type="float" office:value="1" calcext:value-type="float">
            <text:p>1</text:p>
          </table:table-cell>
          <table:table-cell table:formula="of:=14278/1000000" office:value-type="float" office:value="0.014278" calcext:value-type="float">
            <text:p>0.0142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705722/1000000" office:value-type="float" office:value="2.705722" calcext:value-type="float">
            <text:p>2.7057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5534891/1000000" office:value-type="float" office:value="5.534891" calcext:value-type="float">
            <text:p>5.5348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8034663/1000000" office:value-type="float" office:value="8.034663" calcext:value-type="float">
            <text:p>8.0346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10726104/1000000" office:value-type="float" office:value="10.726104" calcext:value-type="float">
            <text:p>10.726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0:24.874624807</meta:creation-date>
    <dc:date>2019-03-18T15:52:37.437931648</dc:date>
    <meta:editing-duration>PT12M14S</meta:editing-duration>
    <meta:editing-cycles>2</meta:editing-cycles>
    <meta:generator>LibreOffice/6.0.7.3$Linux_X86_64 LibreOffice_project/0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Зависимость времени выполнения от количества данных</text:p>
        </chart:title>
        <chart:plot-area chart:style-name="ch3" table:cell-range-address="Sheet1.A1:Sheet1.B6" chart:data-source-has-labels="both" svg:x="1.331cm" svg:y="1.275cm" svg:width="14.349cm" svg:height="6.564cm">
          <chartooo:coordinate-region svg:x="1.767cm" svg:y="1.474cm" svg:width="13.356cm" svg:height="5.718cm"/>
          <chart:axis chart:dimension="x" chart:name="primary-x" chart:style-name="ch4" chartooo:axis-type="auto">
            <chartooo:date-scale/>
            <chart:title svg:x="7.019cm" svg:y="8.019cm" chart:style-name="ch5">
              <text:p>Объём данных, Мб</text:p>
            </chart:title>
            <chart:categories table:cell-range-address="Sheet1.A2:Sheet1.A6"/>
          </chart:axis>
          <chart:axis chart:dimension="y" chart:name="primary-y" chart:style-name="ch4">
            <chart:title svg:x="0.451cm" svg:y="6.202cm" chart:style-name="ch6">
              <text:p>Время выполнения, с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0.014278">
                <text:p>0.014278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705722">
                <text:p>2.7057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.534891">
                <text:p>5.53489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8.034663">
                <text:p>8.0346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.726104">
                <text:p>10.726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